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0.4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22in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ackground-color="#ccff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116">
      <style:table-cell-properties fo:background-color="#cc00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16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16">
      <style:table-cell-properties fo:background-color="#ff3399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16">
      <style:table-cell-properties fo:background-color="#ff99ff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16">
      <style:table-cell-properties fo:background-color="#cc66ff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16">
      <style:table-cell-properties fo:background-color="#9999ff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00ffff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7" style:family="table-cell" style:parent-style-name="Default" style:data-style-name="N116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16">
      <style:table-cell-properties fo:background-color="#66ccff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16">
      <style:table-cell-properties fo:background-color="#99ffff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16">
      <style:table-cell-properties fo:background-color="#00ff66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6">
      <style:table-cell-properties fo:background-color="#00cc00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6">
      <style:table-cell-properties fo:background-color="#009900"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number-columns-repeated="15" table:default-cell-style-name="Default"/>
        <table:table-column table:style-name="co1" table:number-columns-repeated="1007" table:default-cell-style-name="Default"/>
        <table:table-row table:style-name="ro1">
          <table:table-cell/>
          <table:table-cell table:style-name="ce3"/>
          <table:table-cell table:style-name="ce8" office:value-type="string" table:number-columns-spanned="15" table:number-rows-spanned="2">
            <text:p>d20 probabilities</text:p>
          </table:table-cell>
          <table:covered-table-cell table:number-columns-repeated="5"/>
          <table:covered-table-cell table:style-name="ce21"/>
          <table:covered-table-cell table:number-columns-repeated="8"/>
          <table:table-cell table:number-columns-repeated="1007"/>
        </table:table-row>
        <table:table-row table:style-name="ro2">
          <table:table-cell table:style-name="ce1"/>
          <table:table-cell table:style-name="ce4" office:value-type="string">
            <text:p>Target</text:p>
          </table:table-cell>
          <table:covered-table-cell table:style-name="ce9"/>
          <table:covered-table-cell table:number-columns-repeated="14" table:style-name="ce1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18">
            <text:p>18</text:p>
          </table:table-cell>
          <table:table-cell table:number-columns-repeated="4" table:style-name="ce10" office:value-type="float" office:value="0">
            <text:p>.00</text:p>
          </table:table-cell>
          <table:table-cell table:style-name="ce10" table:formula="of:=[.G4]-0.05" office:value-type="float" office:value="0">
            <text:p>.00</text:p>
          </table:table-cell>
          <table:table-cell table:style-name="ce11" table:formula="of:=[.H4]-0.05" office:value-type="float" office:value="0.0500000000000001">
            <text:p>.05</text:p>
          </table:table-cell>
          <table:table-cell table:style-name="ce11" table:formula="of:=[.I4]-0.05" office:value-type="float" office:value="0.1">
            <text:p>.10</text:p>
          </table:table-cell>
          <table:table-cell table:style-name="ce12" table:formula="of:=[.J4]-0.05" office:value-type="float" office:value="0.15">
            <text:p>.15</text:p>
          </table:table-cell>
          <table:table-cell table:style-name="ce12" table:formula="of:=[.K4]-0.05" office:value-type="float" office:value="0.2">
            <text:p>.20</text:p>
          </table:table-cell>
          <table:table-cell table:style-name="ce13" table:formula="of:=[.L4]-0.05" office:value-type="float" office:value="0.25">
            <text:p>.25</text:p>
          </table:table-cell>
          <table:table-cell table:style-name="ce13" table:formula="of:=[.M4]-0.05" office:value-type="float" office:value="0.3">
            <text:p>.30</text:p>
          </table:table-cell>
          <table:table-cell table:style-name="ce14" table:formula="of:=[.N4]-0.05" office:value-type="float" office:value="0.35">
            <text:p>.35</text:p>
          </table:table-cell>
          <table:table-cell table:style-name="ce14" table:formula="of:=[.O4]-0.05" office:value-type="float" office:value="0.4">
            <text:p>.40</text:p>
          </table:table-cell>
          <table:table-cell table:style-name="ce15" table:formula="of:=[.P4]-0.05" office:value-type="float" office:value="0.45">
            <text:p>.45</text:p>
          </table:table-cell>
          <table:table-cell table:style-name="ce15" table:formula="of:=[.Q4]-0.05" office:value-type="float" office:value="0.5">
            <text:p>.50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17">
            <text:p>17</text:p>
          </table:table-cell>
          <table:table-cell table:number-columns-repeated="3" table:style-name="ce10" office:value-type="float" office:value="0">
            <text:p>.00</text:p>
          </table:table-cell>
          <table:table-cell table:style-name="ce10" table:formula="of:=[.F5]-0.05" office:value-type="float" office:value="0">
            <text:p>.00</text:p>
          </table:table-cell>
          <table:table-cell table:style-name="ce11" table:formula="of:=[.G5]-0.05" office:value-type="float" office:value="0.0500000000000001">
            <text:p>.05</text:p>
          </table:table-cell>
          <table:table-cell table:style-name="ce11" table:formula="of:=[.H5]-0.05" office:value-type="float" office:value="0.1">
            <text:p>.10</text:p>
          </table:table-cell>
          <table:table-cell table:style-name="ce12" table:formula="of:=[.I5]-0.05" office:value-type="float" office:value="0.15">
            <text:p>.15</text:p>
          </table:table-cell>
          <table:table-cell table:style-name="ce12" table:formula="of:=[.J5]-0.05" office:value-type="float" office:value="0.2">
            <text:p>.20</text:p>
          </table:table-cell>
          <table:table-cell table:style-name="ce13" table:formula="of:=[.K5]-0.05" office:value-type="float" office:value="0.25">
            <text:p>.25</text:p>
          </table:table-cell>
          <table:table-cell table:style-name="ce13" table:formula="of:=[.L5]-0.05" office:value-type="float" office:value="0.3">
            <text:p>.30</text:p>
          </table:table-cell>
          <table:table-cell table:style-name="ce14" table:formula="of:=[.M5]-0.05" office:value-type="float" office:value="0.35">
            <text:p>.35</text:p>
          </table:table-cell>
          <table:table-cell table:style-name="ce14" table:formula="of:=[.N5]-0.05" office:value-type="float" office:value="0.4">
            <text:p>.40</text:p>
          </table:table-cell>
          <table:table-cell table:style-name="ce15" table:formula="of:=[.O5]-0.05" office:value-type="float" office:value="0.45">
            <text:p>.45</text:p>
          </table:table-cell>
          <table:table-cell table:style-name="ce15" table:formula="of:=[.P5]-0.05" office:value-type="float" office:value="0.5">
            <text:p>.50</text:p>
          </table:table-cell>
          <table:table-cell table:style-name="ce18" table:formula="of:=[.Q5]-0.05" office:value-type="float" office:value="0.55">
            <text:p>.55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16">
            <text:p>16</text:p>
          </table:table-cell>
          <table:table-cell table:number-columns-repeated="2" table:style-name="ce10" office:value-type="float" office:value="0">
            <text:p>.00</text:p>
          </table:table-cell>
          <table:table-cell table:style-name="ce10" table:formula="of:=[.E6]-0.05" office:value-type="float" office:value="0">
            <text:p>.00</text:p>
          </table:table-cell>
          <table:table-cell table:style-name="ce11" table:formula="of:=[.F6]-0.05" office:value-type="float" office:value="0.0500000000000001">
            <text:p>.05</text:p>
          </table:table-cell>
          <table:table-cell table:style-name="ce11" table:formula="of:=[.G6]-0.05" office:value-type="float" office:value="0.1">
            <text:p>.10</text:p>
          </table:table-cell>
          <table:table-cell table:style-name="ce12" table:formula="of:=[.H6]-0.05" office:value-type="float" office:value="0.15">
            <text:p>.15</text:p>
          </table:table-cell>
          <table:table-cell table:style-name="ce12" table:formula="of:=[.I6]-0.05" office:value-type="float" office:value="0.2">
            <text:p>.20</text:p>
          </table:table-cell>
          <table:table-cell table:style-name="ce13" table:formula="of:=[.J6]-0.05" office:value-type="float" office:value="0.25">
            <text:p>.25</text:p>
          </table:table-cell>
          <table:table-cell table:style-name="ce13" table:formula="of:=[.K6]-0.05" office:value-type="float" office:value="0.3">
            <text:p>.30</text:p>
          </table:table-cell>
          <table:table-cell table:style-name="ce14" table:formula="of:=[.L6]-0.05" office:value-type="float" office:value="0.35">
            <text:p>.35</text:p>
          </table:table-cell>
          <table:table-cell table:style-name="ce14" table:formula="of:=[.M6]-0.05" office:value-type="float" office:value="0.4">
            <text:p>.40</text:p>
          </table:table-cell>
          <table:table-cell table:style-name="ce15" table:formula="of:=[.N6]-0.05" office:value-type="float" office:value="0.45">
            <text:p>.45</text:p>
          </table:table-cell>
          <table:table-cell table:style-name="ce15" table:formula="of:=[.O6]-0.05" office:value-type="float" office:value="0.5">
            <text:p>.50</text:p>
          </table:table-cell>
          <table:table-cell table:style-name="ce18" table:formula="of:=[.P6]-0.05" office:value-type="float" office:value="0.55">
            <text:p>.55</text:p>
          </table:table-cell>
          <table:table-cell table:style-name="ce18" table:formula="of:=[.Q6]-0.05" office:value-type="float" office:value="0.6">
            <text:p>.60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15">
            <text:p>15</text:p>
          </table:table-cell>
          <table:table-cell table:style-name="ce10" office:value-type="float" office:value="0">
            <text:p>.00</text:p>
          </table:table-cell>
          <table:table-cell table:style-name="ce10" table:formula="of:=[.D7]-0.05" office:value-type="float" office:value="0">
            <text:p>.00</text:p>
          </table:table-cell>
          <table:table-cell table:style-name="ce11" table:formula="of:=[.E7]-0.05" office:value-type="float" office:value="0.0500000000000001">
            <text:p>.05</text:p>
          </table:table-cell>
          <table:table-cell table:style-name="ce11" table:formula="of:=[.F7]-0.05" office:value-type="float" office:value="0.1">
            <text:p>.10</text:p>
          </table:table-cell>
          <table:table-cell table:style-name="ce12" table:formula="of:=[.G7]-0.05" office:value-type="float" office:value="0.15">
            <text:p>.15</text:p>
          </table:table-cell>
          <table:table-cell table:style-name="ce12" table:formula="of:=[.H7]-0.05" office:value-type="float" office:value="0.2">
            <text:p>.20</text:p>
          </table:table-cell>
          <table:table-cell table:style-name="ce13" table:formula="of:=[.I7]-0.05" office:value-type="float" office:value="0.25">
            <text:p>.25</text:p>
          </table:table-cell>
          <table:table-cell table:style-name="ce13" table:formula="of:=[.J7]-0.05" office:value-type="float" office:value="0.3">
            <text:p>.30</text:p>
          </table:table-cell>
          <table:table-cell table:style-name="ce14" table:formula="of:=[.K7]-0.05" office:value-type="float" office:value="0.35">
            <text:p>.35</text:p>
          </table:table-cell>
          <table:table-cell table:style-name="ce14" table:formula="of:=[.L7]-0.05" office:value-type="float" office:value="0.4">
            <text:p>.40</text:p>
          </table:table-cell>
          <table:table-cell table:style-name="ce15" table:formula="of:=[.M7]-0.05" office:value-type="float" office:value="0.45">
            <text:p>.45</text:p>
          </table:table-cell>
          <table:table-cell table:style-name="ce15" table:formula="of:=[.N7]-0.05" office:value-type="float" office:value="0.5">
            <text:p>.50</text:p>
          </table:table-cell>
          <table:table-cell table:style-name="ce18" table:formula="of:=[.O7]-0.05" office:value-type="float" office:value="0.55">
            <text:p>.55</text:p>
          </table:table-cell>
          <table:table-cell table:style-name="ce18" table:formula="of:=[.P7]-0.05" office:value-type="float" office:value="0.6">
            <text:p>.60</text:p>
          </table:table-cell>
          <table:table-cell table:style-name="ce19" table:formula="of:=[.Q7]-0.05" office:value-type="float" office:value="0.65">
            <text:p>.65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14">
            <text:p>14</text:p>
          </table:table-cell>
          <table:table-cell table:style-name="ce10" table:formula="of:=[.C8]-0.05" office:value-type="float" office:value="0">
            <text:p>.00</text:p>
          </table:table-cell>
          <table:table-cell table:style-name="ce11" table:formula="of:=[.D8]-0.05" office:value-type="float" office:value="0.0500000000000001">
            <text:p>.05</text:p>
          </table:table-cell>
          <table:table-cell table:style-name="ce11" table:formula="of:=[.E8]-0.05" office:value-type="float" office:value="0.1">
            <text:p>.10</text:p>
          </table:table-cell>
          <table:table-cell table:style-name="ce12" table:formula="of:=[.F8]-0.05" office:value-type="float" office:value="0.15">
            <text:p>.15</text:p>
          </table:table-cell>
          <table:table-cell table:style-name="ce12" table:formula="of:=[.G8]-0.05" office:value-type="float" office:value="0.2">
            <text:p>.20</text:p>
          </table:table-cell>
          <table:table-cell table:style-name="ce13" table:formula="of:=[.H8]-0.05" office:value-type="float" office:value="0.25">
            <text:p>.25</text:p>
          </table:table-cell>
          <table:table-cell table:style-name="ce13" table:formula="of:=[.I8]-0.05" office:value-type="float" office:value="0.3">
            <text:p>.30</text:p>
          </table:table-cell>
          <table:table-cell table:style-name="ce14" table:formula="of:=[.J8]-0.05" office:value-type="float" office:value="0.35">
            <text:p>.35</text:p>
          </table:table-cell>
          <table:table-cell table:style-name="ce14" table:formula="of:=[.K8]-0.05" office:value-type="float" office:value="0.4">
            <text:p>.40</text:p>
          </table:table-cell>
          <table:table-cell table:style-name="ce15" table:formula="of:=[.L8]-0.05" office:value-type="float" office:value="0.45">
            <text:p>.45</text:p>
          </table:table-cell>
          <table:table-cell table:style-name="ce15" table:formula="of:=[.M8]-0.05" office:value-type="float" office:value="0.5">
            <text:p>.50</text:p>
          </table:table-cell>
          <table:table-cell table:style-name="ce18" table:formula="of:=[.N8]-0.05" office:value-type="float" office:value="0.55">
            <text:p>.55</text:p>
          </table:table-cell>
          <table:table-cell table:style-name="ce18" table:formula="of:=[.O8]-0.05" office:value-type="float" office:value="0.6">
            <text:p>.60</text:p>
          </table:table-cell>
          <table:table-cell table:style-name="ce19" table:formula="of:=[.P8]-0.05" office:value-type="float" office:value="0.65">
            <text:p>.65</text:p>
          </table:table-cell>
          <table:table-cell table:style-name="ce19" table:formula="of:=[.Q8]-0.05" office:value-type="float" office:value="0.7">
            <text:p>.70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13">
            <text:p>13</text:p>
          </table:table-cell>
          <table:table-cell table:style-name="ce11" table:formula="of:=[.C9]-0.05" office:value-type="float" office:value="0.0500000000000001">
            <text:p>.05</text:p>
          </table:table-cell>
          <table:table-cell table:style-name="ce11" table:formula="of:=[.D9]-0.05" office:value-type="float" office:value="0.1">
            <text:p>.10</text:p>
          </table:table-cell>
          <table:table-cell table:style-name="ce12" table:formula="of:=[.E9]-0.05" office:value-type="float" office:value="0.15">
            <text:p>.15</text:p>
          </table:table-cell>
          <table:table-cell table:style-name="ce12" table:formula="of:=[.F9]-0.05" office:value-type="float" office:value="0.2">
            <text:p>.20</text:p>
          </table:table-cell>
          <table:table-cell table:style-name="ce13" table:formula="of:=[.G9]-0.05" office:value-type="float" office:value="0.25">
            <text:p>.25</text:p>
          </table:table-cell>
          <table:table-cell table:style-name="ce13" table:formula="of:=[.H9]-0.05" office:value-type="float" office:value="0.3">
            <text:p>.30</text:p>
          </table:table-cell>
          <table:table-cell table:style-name="ce14" table:formula="of:=[.I9]-0.05" office:value-type="float" office:value="0.35">
            <text:p>.35</text:p>
          </table:table-cell>
          <table:table-cell table:style-name="ce14" table:formula="of:=[.J9]-0.05" office:value-type="float" office:value="0.4">
            <text:p>.40</text:p>
          </table:table-cell>
          <table:table-cell table:style-name="ce15" table:formula="of:=[.K9]-0.05" office:value-type="float" office:value="0.45">
            <text:p>.45</text:p>
          </table:table-cell>
          <table:table-cell table:style-name="ce15" table:formula="of:=[.L9]-0.05" office:value-type="float" office:value="0.5">
            <text:p>.50</text:p>
          </table:table-cell>
          <table:table-cell table:style-name="ce18" table:formula="of:=[.M9]-0.05" office:value-type="float" office:value="0.55">
            <text:p>.55</text:p>
          </table:table-cell>
          <table:table-cell table:style-name="ce18" table:formula="of:=[.N9]-0.05" office:value-type="float" office:value="0.6">
            <text:p>.60</text:p>
          </table:table-cell>
          <table:table-cell table:style-name="ce19" table:formula="of:=[.O9]-0.05" office:value-type="float" office:value="0.65">
            <text:p>.65</text:p>
          </table:table-cell>
          <table:table-cell table:style-name="ce19" table:formula="of:=[.P9]-0.05" office:value-type="float" office:value="0.7">
            <text:p>.70</text:p>
          </table:table-cell>
          <table:table-cell table:style-name="ce20" table:formula="of:=[.Q9]-0.05" office:value-type="float" office:value="0.75">
            <text:p>.75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12">
            <text:p>12</text:p>
          </table:table-cell>
          <table:table-cell table:style-name="ce11" table:formula="of:=[.C10]-0.05" office:value-type="float" office:value="0.1">
            <text:p>.10</text:p>
          </table:table-cell>
          <table:table-cell table:style-name="ce12" table:formula="of:=[.D10]-0.05" office:value-type="float" office:value="0.15">
            <text:p>.15</text:p>
          </table:table-cell>
          <table:table-cell table:style-name="ce12" table:formula="of:=[.E10]-0.05" office:value-type="float" office:value="0.2">
            <text:p>.20</text:p>
          </table:table-cell>
          <table:table-cell table:style-name="ce13" table:formula="of:=[.F10]-0.05" office:value-type="float" office:value="0.25">
            <text:p>.25</text:p>
          </table:table-cell>
          <table:table-cell table:style-name="ce13" table:formula="of:=[.G10]-0.05" office:value-type="float" office:value="0.3">
            <text:p>.30</text:p>
          </table:table-cell>
          <table:table-cell table:style-name="ce14" table:formula="of:=[.H10]-0.05" office:value-type="float" office:value="0.35">
            <text:p>.35</text:p>
          </table:table-cell>
          <table:table-cell table:style-name="ce14" table:formula="of:=[.I10]-0.05" office:value-type="float" office:value="0.4">
            <text:p>.40</text:p>
          </table:table-cell>
          <table:table-cell table:style-name="ce15" table:formula="of:=[.J10]-0.05" office:value-type="float" office:value="0.45">
            <text:p>.45</text:p>
          </table:table-cell>
          <table:table-cell table:style-name="ce15" table:formula="of:=[.K10]-0.05" office:value-type="float" office:value="0.5">
            <text:p>.50</text:p>
          </table:table-cell>
          <table:table-cell table:style-name="ce18" table:formula="of:=[.L10]-0.05" office:value-type="float" office:value="0.55">
            <text:p>.55</text:p>
          </table:table-cell>
          <table:table-cell table:style-name="ce18" table:formula="of:=[.M10]-0.05" office:value-type="float" office:value="0.6">
            <text:p>.60</text:p>
          </table:table-cell>
          <table:table-cell table:style-name="ce19" table:formula="of:=[.N10]-0.05" office:value-type="float" office:value="0.65">
            <text:p>.65</text:p>
          </table:table-cell>
          <table:table-cell table:style-name="ce19" table:formula="of:=[.O10]-0.05" office:value-type="float" office:value="0.7">
            <text:p>.70</text:p>
          </table:table-cell>
          <table:table-cell table:style-name="ce20" table:formula="of:=[.P10]-0.05" office:value-type="float" office:value="0.75">
            <text:p>.75</text:p>
          </table:table-cell>
          <table:table-cell table:style-name="ce20" table:formula="of:=[.Q10]-0.05" office:value-type="float" office:value="0.8">
            <text:p>.80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11">
            <text:p>11</text:p>
          </table:table-cell>
          <table:table-cell table:style-name="ce12" table:formula="of:=[.D10]-0.05" office:value-type="float" office:value="0.15">
            <text:p>.15</text:p>
          </table:table-cell>
          <table:table-cell table:style-name="ce12" table:formula="of:=[.E10]-0.05" office:value-type="float" office:value="0.2">
            <text:p>.20</text:p>
          </table:table-cell>
          <table:table-cell table:style-name="ce13" table:formula="of:=[.F10]-0.05" office:value-type="float" office:value="0.25">
            <text:p>.25</text:p>
          </table:table-cell>
          <table:table-cell table:style-name="ce13" table:formula="of:=[.G10]-0.05" office:value-type="float" office:value="0.3">
            <text:p>.30</text:p>
          </table:table-cell>
          <table:table-cell table:style-name="ce14" table:formula="of:=[.H10]-0.05" office:value-type="float" office:value="0.35">
            <text:p>.35</text:p>
          </table:table-cell>
          <table:table-cell table:style-name="ce14" table:formula="of:=[.I10]-0.05" office:value-type="float" office:value="0.4">
            <text:p>.40</text:p>
          </table:table-cell>
          <table:table-cell table:style-name="ce15" table:formula="of:=[.J10]-0.05" office:value-type="float" office:value="0.45">
            <text:p>.45</text:p>
          </table:table-cell>
          <table:table-cell table:style-name="ce15" office:value-type="float" office:value="0.5">
            <text:p>.50</text:p>
          </table:table-cell>
          <table:table-cell table:style-name="ce18" table:formula="of:=[.J10]+0.05" office:value-type="float" office:value="0.55">
            <text:p>.55</text:p>
          </table:table-cell>
          <table:table-cell table:style-name="ce18" table:formula="of:=[.K10]+0.05" office:value-type="float" office:value="0.6">
            <text:p>.60</text:p>
          </table:table-cell>
          <table:table-cell table:style-name="ce19" table:formula="of:=[.L10]+0.05" office:value-type="float" office:value="0.65">
            <text:p>.65</text:p>
          </table:table-cell>
          <table:table-cell table:style-name="ce19" table:formula="of:=[.M10]+0.05" office:value-type="float" office:value="0.7">
            <text:p>.70</text:p>
          </table:table-cell>
          <table:table-cell table:style-name="ce20" table:formula="of:=[.N10]+0.05" office:value-type="float" office:value="0.75">
            <text:p>.75</text:p>
          </table:table-cell>
          <table:table-cell table:style-name="ce20" table:formula="of:=[.O10]+0.05" office:value-type="float" office:value="0.8">
            <text:p>.80</text:p>
          </table:table-cell>
          <table:table-cell table:style-name="ce22" table:formula="of:=[.P10]+0.05" office:value-type="float" office:value="0.85">
            <text:p>.85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10">
            <text:p>10</text:p>
          </table:table-cell>
          <table:table-cell table:style-name="ce12" table:formula="of:=[.C10]+0.05" office:value-type="float" office:value="0.2">
            <text:p>.20</text:p>
          </table:table-cell>
          <table:table-cell table:style-name="ce13" table:formula="of:=[.D10]+0.05" office:value-type="float" office:value="0.25">
            <text:p>.25</text:p>
          </table:table-cell>
          <table:table-cell table:style-name="ce13" table:formula="of:=[.E10]+0.05" office:value-type="float" office:value="0.3">
            <text:p>.30</text:p>
          </table:table-cell>
          <table:table-cell table:style-name="ce14" table:formula="of:=[.F10]+0.05" office:value-type="float" office:value="0.35">
            <text:p>.35</text:p>
          </table:table-cell>
          <table:table-cell table:style-name="ce14" table:formula="of:=[.G10]+0.05" office:value-type="float" office:value="0.4">
            <text:p>.40</text:p>
          </table:table-cell>
          <table:table-cell table:style-name="ce15" table:formula="of:=[.H10]+0.05" office:value-type="float" office:value="0.45">
            <text:p>.45</text:p>
          </table:table-cell>
          <table:table-cell table:style-name="ce15" table:formula="of:=[.I10]+0.05" office:value-type="float" office:value="0.5">
            <text:p>.50</text:p>
          </table:table-cell>
          <table:table-cell table:style-name="ce18" table:formula="of:=[.J10]+0.05" office:value-type="float" office:value="0.55">
            <text:p>.55</text:p>
          </table:table-cell>
          <table:table-cell table:style-name="ce18" table:formula="of:=[.K10]+0.05" office:value-type="float" office:value="0.6">
            <text:p>.60</text:p>
          </table:table-cell>
          <table:table-cell table:style-name="ce19" table:formula="of:=[.L10]+0.05" office:value-type="float" office:value="0.65">
            <text:p>.65</text:p>
          </table:table-cell>
          <table:table-cell table:style-name="ce19" table:formula="of:=[.M10]+0.05" office:value-type="float" office:value="0.7">
            <text:p>.70</text:p>
          </table:table-cell>
          <table:table-cell table:style-name="ce20" table:formula="of:=[.N10]+0.05" office:value-type="float" office:value="0.75">
            <text:p>.75</text:p>
          </table:table-cell>
          <table:table-cell table:style-name="ce20" table:formula="of:=[.O10]+0.05" office:value-type="float" office:value="0.8">
            <text:p>.80</text:p>
          </table:table-cell>
          <table:table-cell table:style-name="ce22" table:formula="of:=[.P10]+0.05" office:value-type="float" office:value="0.85">
            <text:p>.85</text:p>
          </table:table-cell>
          <table:table-cell table:style-name="ce22" table:formula="of:=[.Q10]+0.05" office:value-type="float" office:value="0.9">
            <text:p>.90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9">
            <text:p>9</text:p>
          </table:table-cell>
          <table:table-cell table:style-name="ce13" table:formula="of:=[.C11]+0.05" office:value-type="float" office:value="0.25">
            <text:p>.25</text:p>
          </table:table-cell>
          <table:table-cell table:style-name="ce13" table:formula="of:=[.D11]+0.05" office:value-type="float" office:value="0.3">
            <text:p>.30</text:p>
          </table:table-cell>
          <table:table-cell table:style-name="ce14" table:formula="of:=[.E11]+0.05" office:value-type="float" office:value="0.35">
            <text:p>.35</text:p>
          </table:table-cell>
          <table:table-cell table:style-name="ce14" table:formula="of:=[.F11]+0.05" office:value-type="float" office:value="0.4">
            <text:p>.40</text:p>
          </table:table-cell>
          <table:table-cell table:style-name="ce15" table:formula="of:=[.G11]+0.05" office:value-type="float" office:value="0.45">
            <text:p>.45</text:p>
          </table:table-cell>
          <table:table-cell table:style-name="ce15" table:formula="of:=[.H11]+0.05" office:value-type="float" office:value="0.5">
            <text:p>.50</text:p>
          </table:table-cell>
          <table:table-cell table:style-name="ce18" table:formula="of:=[.I11]+0.05" office:value-type="float" office:value="0.55">
            <text:p>.55</text:p>
          </table:table-cell>
          <table:table-cell table:style-name="ce18" table:formula="of:=[.J11]+0.05" office:value-type="float" office:value="0.6">
            <text:p>.60</text:p>
          </table:table-cell>
          <table:table-cell table:style-name="ce19" table:formula="of:=[.K11]+0.05" office:value-type="float" office:value="0.65">
            <text:p>.65</text:p>
          </table:table-cell>
          <table:table-cell table:style-name="ce19" table:formula="of:=[.L11]+0.05" office:value-type="float" office:value="0.7">
            <text:p>.70</text:p>
          </table:table-cell>
          <table:table-cell table:style-name="ce20" table:formula="of:=[.M11]+0.05" office:value-type="float" office:value="0.75">
            <text:p>.75</text:p>
          </table:table-cell>
          <table:table-cell table:style-name="ce20" table:formula="of:=[.N11]+0.05" office:value-type="float" office:value="0.8">
            <text:p>.80</text:p>
          </table:table-cell>
          <table:table-cell table:style-name="ce22" table:formula="of:=[.O11]+0.05" office:value-type="float" office:value="0.85">
            <text:p>.85</text:p>
          </table:table-cell>
          <table:table-cell table:style-name="ce22" table:formula="of:=[.P11]+0.05" office:value-type="float" office:value="0.9">
            <text:p>.90</text:p>
          </table:table-cell>
          <table:table-cell table:style-name="ce23" table:formula="of:=[.Q11]+0.05" office:value-type="float" office:value="0.95">
            <text:p>.95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8">
            <text:p>8</text:p>
          </table:table-cell>
          <table:table-cell table:style-name="ce13" table:formula="of:=[.C12]+0.05" office:value-type="float" office:value="0.3">
            <text:p>.30</text:p>
          </table:table-cell>
          <table:table-cell table:style-name="ce14" table:formula="of:=[.D12]+0.05" office:value-type="float" office:value="0.35">
            <text:p>.35</text:p>
          </table:table-cell>
          <table:table-cell table:style-name="ce14" table:formula="of:=[.E12]+0.05" office:value-type="float" office:value="0.4">
            <text:p>.40</text:p>
          </table:table-cell>
          <table:table-cell table:style-name="ce15" table:formula="of:=[.F12]+0.05" office:value-type="float" office:value="0.45">
            <text:p>.45</text:p>
          </table:table-cell>
          <table:table-cell table:style-name="ce15" table:formula="of:=[.G12]+0.05" office:value-type="float" office:value="0.5">
            <text:p>.50</text:p>
          </table:table-cell>
          <table:table-cell table:style-name="ce18" table:formula="of:=[.H12]+0.05" office:value-type="float" office:value="0.55">
            <text:p>.55</text:p>
          </table:table-cell>
          <table:table-cell table:style-name="ce18" table:formula="of:=[.I12]+0.05" office:value-type="float" office:value="0.6">
            <text:p>.60</text:p>
          </table:table-cell>
          <table:table-cell table:style-name="ce19" table:formula="of:=[.J12]+0.05" office:value-type="float" office:value="0.65">
            <text:p>.65</text:p>
          </table:table-cell>
          <table:table-cell table:style-name="ce19" table:formula="of:=[.K12]+0.05" office:value-type="float" office:value="0.7">
            <text:p>.70</text:p>
          </table:table-cell>
          <table:table-cell table:style-name="ce20" table:formula="of:=[.L12]+0.05" office:value-type="float" office:value="0.75">
            <text:p>.75</text:p>
          </table:table-cell>
          <table:table-cell table:style-name="ce20" table:formula="of:=[.M12]+0.05" office:value-type="float" office:value="0.8">
            <text:p>.80</text:p>
          </table:table-cell>
          <table:table-cell table:style-name="ce22" table:formula="of:=[.N12]+0.05" office:value-type="float" office:value="0.85">
            <text:p>.85</text:p>
          </table:table-cell>
          <table:table-cell table:style-name="ce22" table:formula="of:=[.O12]+0.05" office:value-type="float" office:value="0.9">
            <text:p>.90</text:p>
          </table:table-cell>
          <table:table-cell table:style-name="ce23" table:formula="of:=[.P12]+0.05" office:value-type="float" office:value="0.95">
            <text:p>.95</text:p>
          </table:table-cell>
          <table:table-cell table:style-name="ce23" table:formula="of:=[.Q12]+0.05" office:value-type="float" office:value="1">
            <text:p>1.00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7">
            <text:p>7</text:p>
          </table:table-cell>
          <table:table-cell table:style-name="ce14" table:formula="of:=[.C13]+0.05" office:value-type="float" office:value="0.35">
            <text:p>.35</text:p>
          </table:table-cell>
          <table:table-cell table:style-name="ce14" table:formula="of:=[.D13]+0.05" office:value-type="float" office:value="0.4">
            <text:p>.40</text:p>
          </table:table-cell>
          <table:table-cell table:style-name="ce15" table:formula="of:=[.E13]+0.05" office:value-type="float" office:value="0.45">
            <text:p>.45</text:p>
          </table:table-cell>
          <table:table-cell table:style-name="ce15" table:formula="of:=[.F13]+0.05" office:value-type="float" office:value="0.5">
            <text:p>.50</text:p>
          </table:table-cell>
          <table:table-cell table:style-name="ce18" table:formula="of:=[.G13]+0.05" office:value-type="float" office:value="0.55">
            <text:p>.55</text:p>
          </table:table-cell>
          <table:table-cell table:style-name="ce18" table:formula="of:=[.H13]+0.05" office:value-type="float" office:value="0.6">
            <text:p>.60</text:p>
          </table:table-cell>
          <table:table-cell table:style-name="ce19" table:formula="of:=[.I13]+0.05" office:value-type="float" office:value="0.65">
            <text:p>.65</text:p>
          </table:table-cell>
          <table:table-cell table:style-name="ce19" table:formula="of:=[.J13]+0.05" office:value-type="float" office:value="0.7">
            <text:p>.70</text:p>
          </table:table-cell>
          <table:table-cell table:style-name="ce20" table:formula="of:=[.K13]+0.05" office:value-type="float" office:value="0.75">
            <text:p>.75</text:p>
          </table:table-cell>
          <table:table-cell table:style-name="ce20" table:formula="of:=[.L13]+0.05" office:value-type="float" office:value="0.8">
            <text:p>.80</text:p>
          </table:table-cell>
          <table:table-cell table:style-name="ce22" table:formula="of:=[.M13]+0.05" office:value-type="float" office:value="0.85">
            <text:p>.85</text:p>
          </table:table-cell>
          <table:table-cell table:style-name="ce22" table:formula="of:=[.N13]+0.05" office:value-type="float" office:value="0.9">
            <text:p>.90</text:p>
          </table:table-cell>
          <table:table-cell table:style-name="ce23" table:formula="of:=[.O13]+0.05" office:value-type="float" office:value="0.95">
            <text:p>.95</text:p>
          </table:table-cell>
          <table:table-cell table:number-columns-repeated="2" table:style-name="ce23" office:value-type="float" office:value="1">
            <text:p>1.00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6">
            <text:p>6</text:p>
          </table:table-cell>
          <table:table-cell table:style-name="ce14" table:formula="of:=[.C14]+0.05" office:value-type="float" office:value="0.4">
            <text:p>.40</text:p>
          </table:table-cell>
          <table:table-cell table:style-name="ce15" table:formula="of:=[.D14]+0.05" office:value-type="float" office:value="0.45">
            <text:p>.45</text:p>
          </table:table-cell>
          <table:table-cell table:style-name="ce15" table:formula="of:=[.E14]+0.05" office:value-type="float" office:value="0.5">
            <text:p>.50</text:p>
          </table:table-cell>
          <table:table-cell table:style-name="ce18" table:formula="of:=[.F14]+0.05" office:value-type="float" office:value="0.55">
            <text:p>.55</text:p>
          </table:table-cell>
          <table:table-cell table:style-name="ce18" table:formula="of:=[.G14]+0.05" office:value-type="float" office:value="0.6">
            <text:p>.60</text:p>
          </table:table-cell>
          <table:table-cell table:style-name="ce19" table:formula="of:=[.H14]+0.05" office:value-type="float" office:value="0.65">
            <text:p>.65</text:p>
          </table:table-cell>
          <table:table-cell table:style-name="ce19" table:formula="of:=[.I14]+0.05" office:value-type="float" office:value="0.7">
            <text:p>.70</text:p>
          </table:table-cell>
          <table:table-cell table:style-name="ce20" table:formula="of:=[.J14]+0.05" office:value-type="float" office:value="0.75">
            <text:p>.75</text:p>
          </table:table-cell>
          <table:table-cell table:style-name="ce20" table:formula="of:=[.K14]+0.05" office:value-type="float" office:value="0.8">
            <text:p>.80</text:p>
          </table:table-cell>
          <table:table-cell table:style-name="ce22" table:formula="of:=[.L14]+0.05" office:value-type="float" office:value="0.85">
            <text:p>.85</text:p>
          </table:table-cell>
          <table:table-cell table:style-name="ce22" table:formula="of:=[.M14]+0.05" office:value-type="float" office:value="0.9">
            <text:p>.90</text:p>
          </table:table-cell>
          <table:table-cell table:style-name="ce23" table:formula="of:=[.N14]+0.05" office:value-type="float" office:value="0.95">
            <text:p>.95</text:p>
          </table:table-cell>
          <table:table-cell table:number-columns-repeated="3" table:style-name="ce23" office:value-type="float" office:value="1">
            <text:p>1.00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5">
            <text:p>5</text:p>
          </table:table-cell>
          <table:table-cell table:style-name="ce15" table:formula="of:=[.C15]+0.05" office:value-type="float" office:value="0.45">
            <text:p>.45</text:p>
          </table:table-cell>
          <table:table-cell table:style-name="ce15" table:formula="of:=[.D15]+0.05" office:value-type="float" office:value="0.5">
            <text:p>.50</text:p>
          </table:table-cell>
          <table:table-cell table:style-name="ce18" table:formula="of:=[.E15]+0.05" office:value-type="float" office:value="0.55">
            <text:p>.55</text:p>
          </table:table-cell>
          <table:table-cell table:style-name="ce18" table:formula="of:=[.F15]+0.05" office:value-type="float" office:value="0.6">
            <text:p>.60</text:p>
          </table:table-cell>
          <table:table-cell table:style-name="ce19" table:formula="of:=[.G15]+0.05" office:value-type="float" office:value="0.65">
            <text:p>.65</text:p>
          </table:table-cell>
          <table:table-cell table:style-name="ce19" table:formula="of:=[.H15]+0.05" office:value-type="float" office:value="0.7">
            <text:p>.70</text:p>
          </table:table-cell>
          <table:table-cell table:style-name="ce20" table:formula="of:=[.I15]+0.05" office:value-type="float" office:value="0.75">
            <text:p>.75</text:p>
          </table:table-cell>
          <table:table-cell table:style-name="ce20" table:formula="of:=[.J15]+0.05" office:value-type="float" office:value="0.8">
            <text:p>.80</text:p>
          </table:table-cell>
          <table:table-cell table:style-name="ce22" table:formula="of:=[.K15]+0.05" office:value-type="float" office:value="0.85">
            <text:p>.85</text:p>
          </table:table-cell>
          <table:table-cell table:style-name="ce22" table:formula="of:=[.L15]+0.05" office:value-type="float" office:value="0.9">
            <text:p>.90</text:p>
          </table:table-cell>
          <table:table-cell table:style-name="ce23" table:formula="of:=[.M15]+0.05" office:value-type="float" office:value="0.95">
            <text:p>.95</text:p>
          </table:table-cell>
          <table:table-cell table:number-columns-repeated="4" table:style-name="ce23" office:value-type="float" office:value="1">
            <text:p>1.00</text:p>
          </table:table-cell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float" office:value="4">
            <text:p>4</text:p>
          </table:table-cell>
          <table:table-cell table:style-name="ce15" table:formula="of:=[.C16]+0.05" office:value-type="float" office:value="0.5">
            <text:p>.50</text:p>
          </table:table-cell>
          <table:table-cell table:style-name="ce18" table:formula="of:=[.D16]+0.05" office:value-type="float" office:value="0.55">
            <text:p>.55</text:p>
          </table:table-cell>
          <table:table-cell table:style-name="ce18" table:formula="of:=[.E16]+0.05" office:value-type="float" office:value="0.6">
            <text:p>.60</text:p>
          </table:table-cell>
          <table:table-cell table:style-name="ce19" table:formula="of:=[.F16]+0.05" office:value-type="float" office:value="0.65">
            <text:p>.65</text:p>
          </table:table-cell>
          <table:table-cell table:style-name="ce19" table:formula="of:=[.G16]+0.05" office:value-type="float" office:value="0.7">
            <text:p>.70</text:p>
          </table:table-cell>
          <table:table-cell table:style-name="ce20" table:formula="of:=[.H16]+0.05" office:value-type="float" office:value="0.75">
            <text:p>.75</text:p>
          </table:table-cell>
          <table:table-cell table:style-name="ce20" table:formula="of:=[.I16]+0.05" office:value-type="float" office:value="0.8">
            <text:p>.80</text:p>
          </table:table-cell>
          <table:table-cell table:style-name="ce22" table:formula="of:=[.J16]+0.05" office:value-type="float" office:value="0.85">
            <text:p>.85</text:p>
          </table:table-cell>
          <table:table-cell table:style-name="ce22" table:formula="of:=[.K16]+0.05" office:value-type="float" office:value="0.9">
            <text:p>.90</text:p>
          </table:table-cell>
          <table:table-cell table:style-name="ce23" table:formula="of:=[.L16]+0.05" office:value-type="float" office:value="0.95">
            <text:p>.95</text:p>
          </table:table-cell>
          <table:table-cell table:number-columns-repeated="5" table:style-name="ce23" office:value-type="float" office:value="1">
            <text:p>1.00</text:p>
          </table:table-cell>
          <table:table-cell table:style-name="ce1" table:number-columns-repeated="1007"/>
        </table:table-row>
        <table:table-row table:style-name="ro2">
          <table:table-cell table:style-name="ce2"/>
          <table:table-cell table:style-name="ce6" office:value-type="string">
            <text:p>Mod</text:p>
          </table:table-cell>
          <table:table-cell table:style-name="ce16" office:value-type="string">
            <text:p>-7</text:p>
          </table:table-cell>
          <table:table-cell table:style-name="ce16" office:value-type="string">
            <text:p>-6</text:p>
          </table:table-cell>
          <table:table-cell table:style-name="ce16" office:value-type="string">
            <text:p>-5</text:p>
          </table:table-cell>
          <table:table-cell table:style-name="ce16" office:value-type="string">
            <text:p>-4</text:p>
          </table:table-cell>
          <table:table-cell table:style-name="ce16" office:value-type="string">
            <text:p>-3</text:p>
          </table:table-cell>
          <table:table-cell table:style-name="ce16" office:value-type="string">
            <text:p>-2</text:p>
          </table:table-cell>
          <table:table-cell table:style-name="ce16" office:value-type="string">
            <text:p>-1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+1</text:p>
          </table:table-cell>
          <table:table-cell table:style-name="ce16" office:value-type="string">
            <text:p>+2</text:p>
          </table:table-cell>
          <table:table-cell table:style-name="ce16" office:value-type="string">
            <text:p>+3</text:p>
          </table:table-cell>
          <table:table-cell table:style-name="ce16" office:value-type="string">
            <text:p>+4</text:p>
          </table:table-cell>
          <table:table-cell table:style-name="ce16" office:value-type="string">
            <text:p>+5</text:p>
          </table:table-cell>
          <table:table-cell table:style-name="ce16" office:value-type="string">
            <text:p>+6</text:p>
          </table:table-cell>
          <table:table-cell table:style-name="ce16" office:value-type="string">
            <text:p>+7</text:p>
          </table:table-cell>
          <table:table-cell table:style-name="ce2" table:number-columns-repeated="1006"/>
          <table:table-cell table:style-name="ce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table:style-name="ce8" office:value-type="string" table:number-columns-spanned="15" table:number-rows-spanned="2">
            <text:p>Relative change from a +1</text:p>
          </table:table-cell>
          <table:covered-table-cell table:number-columns-repeated="5"/>
          <table:covered-table-cell table:style-name="ce21"/>
          <table:covered-table-cell table:number-columns-repeated="8"/>
          <table:table-cell table:number-columns-repeated="1007"/>
        </table:table-row>
        <table:table-row table:style-name="ro2">
          <table:table-cell/>
          <table:table-cell table:style-name="ce4" office:value-type="string">
            <text:p>Target</text:p>
          </table:table-cell>
          <table:covered-table-cell table:style-name="ce9"/>
          <table:covered-table-cell table:number-columns-repeated="14" table:style-name="ce1"/>
          <table:table-cell table:number-columns-repeated="1007"/>
        </table:table-row>
        <table:table-row table:style-name="ro2">
          <table:table-cell/>
          <table:table-cell table:style-name="ce5" office:value-type="float" office:value="18">
            <text:p>18</text:p>
          </table:table-cell>
          <table:table-cell table:style-name="ce17" table:formula="of:=0.05/[.C3]" office:value-type="float" office:value="0">
            <text:p>#DIV/0!</text:p>
          </table:table-cell>
          <table:table-cell table:style-name="ce17" table:formula="of:=0.05/[.D3]" office:value-type="float" office:value="0">
            <text:p>#DIV/0!</text:p>
          </table:table-cell>
          <table:table-cell table:style-name="ce17" table:formula="of:=0.05/[.E3]" office:value-type="float" office:value="0">
            <text:p>#DIV/0!</text:p>
          </table:table-cell>
          <table:table-cell table:style-name="ce17" table:formula="of:=0.05/[.F3]" office:value-type="float" office:value="0">
            <text:p>#DIV/0!</text:p>
          </table:table-cell>
          <table:table-cell table:style-name="ce17" table:formula="of:=0.05/[.G3]" office:value-type="float" office:value="0">
            <text:p>#DIV/0!</text:p>
          </table:table-cell>
          <table:table-cell table:style-name="ce17" table:formula="of:=0.05/[.H3]" office:value-type="float" office:value="0.999999999999999">
            <text:p>1.00</text:p>
          </table:table-cell>
          <table:table-cell table:style-name="ce17" table:formula="of:=0.05/[.I3]" office:value-type="float" office:value="0.5">
            <text:p>.50</text:p>
          </table:table-cell>
          <table:table-cell table:style-name="ce17" table:formula="of:=0.05/[.J3]" office:value-type="float" office:value="0.333333333333333">
            <text:p>.33</text:p>
          </table:table-cell>
          <table:table-cell table:style-name="ce17" table:formula="of:=0.05/[.K3]" office:value-type="float" office:value="0.25">
            <text:p>.25</text:p>
          </table:table-cell>
          <table:table-cell table:style-name="ce17" table:formula="of:=0.05/[.L3]" office:value-type="float" office:value="0.2">
            <text:p>.20</text:p>
          </table:table-cell>
          <table:table-cell table:style-name="ce17" table:formula="of:=0.05/[.M3]" office:value-type="float" office:value="0.166666666666667">
            <text:p>.17</text:p>
          </table:table-cell>
          <table:table-cell table:style-name="ce17" table:formula="of:=0.05/[.N3]" office:value-type="float" office:value="0.142857142857143">
            <text:p>.14</text:p>
          </table:table-cell>
          <table:table-cell table:style-name="ce17" table:formula="of:=0.05/[.O3]" office:value-type="float" office:value="0.125">
            <text:p>.13</text:p>
          </table:table-cell>
          <table:table-cell table:style-name="ce17" table:formula="of:=0.05/[.P3]" office:value-type="float" office:value="0.111111111111111">
            <text:p>.11</text:p>
          </table:table-cell>
          <table:table-cell table:style-name="ce17" table:formula="of:=0.05/[.Q3]" office:value-type="float" office:value="0.1">
            <text:p>.10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7">
            <text:p>17</text:p>
          </table:table-cell>
          <table:table-cell table:style-name="ce17" table:formula="of:=0.05/[.C4]" office:value-type="float" office:value="0">
            <text:p>#DIV/0!</text:p>
          </table:table-cell>
          <table:table-cell table:style-name="ce17" table:formula="of:=0.05/[.D4]" office:value-type="float" office:value="0">
            <text:p>#DIV/0!</text:p>
          </table:table-cell>
          <table:table-cell table:style-name="ce17" table:formula="of:=0.05/[.E4]" office:value-type="float" office:value="0">
            <text:p>#DIV/0!</text:p>
          </table:table-cell>
          <table:table-cell table:style-name="ce17" table:formula="of:=0.05/[.F4]" office:value-type="float" office:value="0">
            <text:p>#DIV/0!</text:p>
          </table:table-cell>
          <table:table-cell table:style-name="ce17" table:formula="of:=0.05/[.G4]" office:value-type="float" office:value="0.999999999999999">
            <text:p>1.00</text:p>
          </table:table-cell>
          <table:table-cell table:style-name="ce17" table:formula="of:=0.05/[.H4]" office:value-type="float" office:value="0.5">
            <text:p>.50</text:p>
          </table:table-cell>
          <table:table-cell table:style-name="ce17" table:formula="of:=0.05/[.I4]" office:value-type="float" office:value="0.333333333333333">
            <text:p>.33</text:p>
          </table:table-cell>
          <table:table-cell table:style-name="ce17" table:formula="of:=0.05/[.J4]" office:value-type="float" office:value="0.25">
            <text:p>.25</text:p>
          </table:table-cell>
          <table:table-cell table:style-name="ce17" table:formula="of:=0.05/[.K4]" office:value-type="float" office:value="0.2">
            <text:p>.20</text:p>
          </table:table-cell>
          <table:table-cell table:style-name="ce17" table:formula="of:=0.05/[.L4]" office:value-type="float" office:value="0.166666666666667">
            <text:p>.17</text:p>
          </table:table-cell>
          <table:table-cell table:style-name="ce17" table:formula="of:=0.05/[.M4]" office:value-type="float" office:value="0.142857142857143">
            <text:p>.14</text:p>
          </table:table-cell>
          <table:table-cell table:style-name="ce17" table:formula="of:=0.05/[.N4]" office:value-type="float" office:value="0.125">
            <text:p>.13</text:p>
          </table:table-cell>
          <table:table-cell table:style-name="ce17" table:formula="of:=0.05/[.O4]" office:value-type="float" office:value="0.111111111111111">
            <text:p>.11</text:p>
          </table:table-cell>
          <table:table-cell table:style-name="ce17" table:formula="of:=0.05/[.P4]" office:value-type="float" office:value="0.1">
            <text:p>.10</text:p>
          </table:table-cell>
          <table:table-cell table:style-name="ce17" table:formula="of:=0.05/[.Q4]" office:value-type="float" office:value="0.0909090909090909">
            <text:p>.09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6">
            <text:p>16</text:p>
          </table:table-cell>
          <table:table-cell table:style-name="ce17" table:formula="of:=0.05/[.C5]" office:value-type="float" office:value="0">
            <text:p>#DIV/0!</text:p>
          </table:table-cell>
          <table:table-cell table:style-name="ce17" table:formula="of:=0.05/[.D5]" office:value-type="float" office:value="0">
            <text:p>#DIV/0!</text:p>
          </table:table-cell>
          <table:table-cell table:style-name="ce17" table:formula="of:=0.05/[.E5]" office:value-type="float" office:value="0">
            <text:p>#DIV/0!</text:p>
          </table:table-cell>
          <table:table-cell table:style-name="ce17" table:formula="of:=0.05/[.F5]" office:value-type="float" office:value="0.999999999999999">
            <text:p>1.00</text:p>
          </table:table-cell>
          <table:table-cell table:style-name="ce17" table:formula="of:=0.05/[.G5]" office:value-type="float" office:value="0.5">
            <text:p>.50</text:p>
          </table:table-cell>
          <table:table-cell table:style-name="ce17" table:formula="of:=0.05/[.H5]" office:value-type="float" office:value="0.333333333333333">
            <text:p>.33</text:p>
          </table:table-cell>
          <table:table-cell table:style-name="ce17" table:formula="of:=0.05/[.I5]" office:value-type="float" office:value="0.25">
            <text:p>.25</text:p>
          </table:table-cell>
          <table:table-cell table:style-name="ce17" table:formula="of:=0.05/[.J5]" office:value-type="float" office:value="0.2">
            <text:p>.20</text:p>
          </table:table-cell>
          <table:table-cell table:style-name="ce17" table:formula="of:=0.05/[.K5]" office:value-type="float" office:value="0.166666666666667">
            <text:p>.17</text:p>
          </table:table-cell>
          <table:table-cell table:style-name="ce17" table:formula="of:=0.05/[.L5]" office:value-type="float" office:value="0.142857142857143">
            <text:p>.14</text:p>
          </table:table-cell>
          <table:table-cell table:style-name="ce17" table:formula="of:=0.05/[.M5]" office:value-type="float" office:value="0.125">
            <text:p>.13</text:p>
          </table:table-cell>
          <table:table-cell table:style-name="ce17" table:formula="of:=0.05/[.N5]" office:value-type="float" office:value="0.111111111111111">
            <text:p>.11</text:p>
          </table:table-cell>
          <table:table-cell table:style-name="ce17" table:formula="of:=0.05/[.O5]" office:value-type="float" office:value="0.1">
            <text:p>.10</text:p>
          </table:table-cell>
          <table:table-cell table:style-name="ce17" table:formula="of:=0.05/[.P5]" office:value-type="float" office:value="0.0909090909090909">
            <text:p>.09</text:p>
          </table:table-cell>
          <table:table-cell table:style-name="ce17" table:formula="of:=0.05/[.Q5]" office:value-type="float" office:value="0.0833333333333333">
            <text:p>.08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5">
            <text:p>15</text:p>
          </table:table-cell>
          <table:table-cell table:style-name="ce17" table:formula="of:=0.05/[.C6]" office:value-type="float" office:value="0">
            <text:p>#DIV/0!</text:p>
          </table:table-cell>
          <table:table-cell table:style-name="ce17" table:formula="of:=0.05/[.D6]" office:value-type="float" office:value="0">
            <text:p>#DIV/0!</text:p>
          </table:table-cell>
          <table:table-cell table:style-name="ce17" table:formula="of:=0.05/[.E6]" office:value-type="float" office:value="0.999999999999999">
            <text:p>1.00</text:p>
          </table:table-cell>
          <table:table-cell table:style-name="ce17" table:formula="of:=0.05/[.F6]" office:value-type="float" office:value="0.5">
            <text:p>.50</text:p>
          </table:table-cell>
          <table:table-cell table:style-name="ce17" table:formula="of:=0.05/[.G6]" office:value-type="float" office:value="0.333333333333333">
            <text:p>.33</text:p>
          </table:table-cell>
          <table:table-cell table:style-name="ce17" table:formula="of:=0.05/[.H6]" office:value-type="float" office:value="0.25">
            <text:p>.25</text:p>
          </table:table-cell>
          <table:table-cell table:style-name="ce17" table:formula="of:=0.05/[.I6]" office:value-type="float" office:value="0.2">
            <text:p>.20</text:p>
          </table:table-cell>
          <table:table-cell table:style-name="ce17" table:formula="of:=0.05/[.J6]" office:value-type="float" office:value="0.166666666666667">
            <text:p>.17</text:p>
          </table:table-cell>
          <table:table-cell table:style-name="ce17" table:formula="of:=0.05/[.K6]" office:value-type="float" office:value="0.142857142857143">
            <text:p>.14</text:p>
          </table:table-cell>
          <table:table-cell table:style-name="ce17" table:formula="of:=0.05/[.L6]" office:value-type="float" office:value="0.125">
            <text:p>.13</text:p>
          </table:table-cell>
          <table:table-cell table:style-name="ce17" table:formula="of:=0.05/[.M6]" office:value-type="float" office:value="0.111111111111111">
            <text:p>.11</text:p>
          </table:table-cell>
          <table:table-cell table:style-name="ce17" table:formula="of:=0.05/[.N6]" office:value-type="float" office:value="0.1">
            <text:p>.10</text:p>
          </table:table-cell>
          <table:table-cell table:style-name="ce17" table:formula="of:=0.05/[.O6]" office:value-type="float" office:value="0.0909090909090909">
            <text:p>.09</text:p>
          </table:table-cell>
          <table:table-cell table:style-name="ce17" table:formula="of:=0.05/[.P6]" office:value-type="float" office:value="0.0833333333333333">
            <text:p>.08</text:p>
          </table:table-cell>
          <table:table-cell table:style-name="ce17" table:formula="of:=0.05/[.Q6]" office:value-type="float" office:value="0.0769230769230769">
            <text:p>.08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4">
            <text:p>14</text:p>
          </table:table-cell>
          <table:table-cell table:style-name="ce17" table:formula="of:=0.05/[.C7]" office:value-type="float" office:value="0">
            <text:p>#DIV/0!</text:p>
          </table:table-cell>
          <table:table-cell table:style-name="ce17" table:formula="of:=0.05/[.D7]" office:value-type="float" office:value="0.999999999999999">
            <text:p>1.00</text:p>
          </table:table-cell>
          <table:table-cell table:style-name="ce17" table:formula="of:=0.05/[.E7]" office:value-type="float" office:value="0.5">
            <text:p>.50</text:p>
          </table:table-cell>
          <table:table-cell table:style-name="ce17" table:formula="of:=0.05/[.F7]" office:value-type="float" office:value="0.333333333333333">
            <text:p>.33</text:p>
          </table:table-cell>
          <table:table-cell table:style-name="ce17" table:formula="of:=0.05/[.G7]" office:value-type="float" office:value="0.25">
            <text:p>.25</text:p>
          </table:table-cell>
          <table:table-cell table:style-name="ce17" table:formula="of:=0.05/[.H7]" office:value-type="float" office:value="0.2">
            <text:p>.20</text:p>
          </table:table-cell>
          <table:table-cell table:style-name="ce17" table:formula="of:=0.05/[.I7]" office:value-type="float" office:value="0.166666666666667">
            <text:p>.17</text:p>
          </table:table-cell>
          <table:table-cell table:style-name="ce17" table:formula="of:=0.05/[.J7]" office:value-type="float" office:value="0.142857142857143">
            <text:p>.14</text:p>
          </table:table-cell>
          <table:table-cell table:style-name="ce17" table:formula="of:=0.05/[.K7]" office:value-type="float" office:value="0.125">
            <text:p>.13</text:p>
          </table:table-cell>
          <table:table-cell table:style-name="ce17" table:formula="of:=0.05/[.L7]" office:value-type="float" office:value="0.111111111111111">
            <text:p>.11</text:p>
          </table:table-cell>
          <table:table-cell table:style-name="ce17" table:formula="of:=0.05/[.M7]" office:value-type="float" office:value="0.1">
            <text:p>.10</text:p>
          </table:table-cell>
          <table:table-cell table:style-name="ce17" table:formula="of:=0.05/[.N7]" office:value-type="float" office:value="0.0909090909090909">
            <text:p>.09</text:p>
          </table:table-cell>
          <table:table-cell table:style-name="ce17" table:formula="of:=0.05/[.O7]" office:value-type="float" office:value="0.0833333333333333">
            <text:p>.08</text:p>
          </table:table-cell>
          <table:table-cell table:style-name="ce17" table:formula="of:=0.05/[.P7]" office:value-type="float" office:value="0.0769230769230769">
            <text:p>.08</text:p>
          </table:table-cell>
          <table:table-cell table:style-name="ce17" table:formula="of:=0.05/[.Q7]" office:value-type="float" office:value="0.0714285714285714">
            <text:p>.07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3">
            <text:p>13</text:p>
          </table:table-cell>
          <table:table-cell table:style-name="ce17" table:formula="of:=0.05/[.C8]" office:value-type="float" office:value="0.999999999999999">
            <text:p>1.00</text:p>
          </table:table-cell>
          <table:table-cell table:style-name="ce17" table:formula="of:=0.05/[.D8]" office:value-type="float" office:value="0.5">
            <text:p>.50</text:p>
          </table:table-cell>
          <table:table-cell table:style-name="ce17" table:formula="of:=0.05/[.E8]" office:value-type="float" office:value="0.333333333333333">
            <text:p>.33</text:p>
          </table:table-cell>
          <table:table-cell table:style-name="ce17" table:formula="of:=0.05/[.F8]" office:value-type="float" office:value="0.25">
            <text:p>.25</text:p>
          </table:table-cell>
          <table:table-cell table:style-name="ce17" table:formula="of:=0.05/[.G8]" office:value-type="float" office:value="0.2">
            <text:p>.20</text:p>
          </table:table-cell>
          <table:table-cell table:style-name="ce17" table:formula="of:=0.05/[.H8]" office:value-type="float" office:value="0.166666666666667">
            <text:p>.17</text:p>
          </table:table-cell>
          <table:table-cell table:style-name="ce17" table:formula="of:=0.05/[.I8]" office:value-type="float" office:value="0.142857142857143">
            <text:p>.14</text:p>
          </table:table-cell>
          <table:table-cell table:style-name="ce17" table:formula="of:=0.05/[.J8]" office:value-type="float" office:value="0.125">
            <text:p>.13</text:p>
          </table:table-cell>
          <table:table-cell table:style-name="ce17" table:formula="of:=0.05/[.K8]" office:value-type="float" office:value="0.111111111111111">
            <text:p>.11</text:p>
          </table:table-cell>
          <table:table-cell table:style-name="ce17" table:formula="of:=0.05/[.L8]" office:value-type="float" office:value="0.1">
            <text:p>.10</text:p>
          </table:table-cell>
          <table:table-cell table:style-name="ce17" table:formula="of:=0.05/[.M8]" office:value-type="float" office:value="0.0909090909090909">
            <text:p>.09</text:p>
          </table:table-cell>
          <table:table-cell table:style-name="ce17" table:formula="of:=0.05/[.N8]" office:value-type="float" office:value="0.0833333333333333">
            <text:p>.08</text:p>
          </table:table-cell>
          <table:table-cell table:style-name="ce17" table:formula="of:=0.05/[.O8]" office:value-type="float" office:value="0.0769230769230769">
            <text:p>.08</text:p>
          </table:table-cell>
          <table:table-cell table:style-name="ce17" table:formula="of:=0.05/[.P8]" office:value-type="float" office:value="0.0714285714285714">
            <text:p>.07</text:p>
          </table:table-cell>
          <table:table-cell table:style-name="ce17" table:formula="of:=0.05/[.Q8]" office:value-type="float" office:value="0.0666666666666667">
            <text:p>.07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2">
            <text:p>12</text:p>
          </table:table-cell>
          <table:table-cell table:style-name="ce17" table:formula="of:=0.05/[.C9]" office:value-type="float" office:value="0.5">
            <text:p>.50</text:p>
          </table:table-cell>
          <table:table-cell table:style-name="ce17" table:formula="of:=0.05/[.D9]" office:value-type="float" office:value="0.333333333333333">
            <text:p>.33</text:p>
          </table:table-cell>
          <table:table-cell table:style-name="ce17" table:formula="of:=0.05/[.E9]" office:value-type="float" office:value="0.25">
            <text:p>.25</text:p>
          </table:table-cell>
          <table:table-cell table:style-name="ce17" table:formula="of:=0.05/[.F9]" office:value-type="float" office:value="0.2">
            <text:p>.20</text:p>
          </table:table-cell>
          <table:table-cell table:style-name="ce17" table:formula="of:=0.05/[.G9]" office:value-type="float" office:value="0.166666666666667">
            <text:p>.17</text:p>
          </table:table-cell>
          <table:table-cell table:style-name="ce17" table:formula="of:=0.05/[.H9]" office:value-type="float" office:value="0.142857142857143">
            <text:p>.14</text:p>
          </table:table-cell>
          <table:table-cell table:style-name="ce17" table:formula="of:=0.05/[.I9]" office:value-type="float" office:value="0.125">
            <text:p>.13</text:p>
          </table:table-cell>
          <table:table-cell table:style-name="ce17" table:formula="of:=0.05/[.J9]" office:value-type="float" office:value="0.111111111111111">
            <text:p>.11</text:p>
          </table:table-cell>
          <table:table-cell table:style-name="ce17" table:formula="of:=0.05/[.K9]" office:value-type="float" office:value="0.1">
            <text:p>.10</text:p>
          </table:table-cell>
          <table:table-cell table:style-name="ce17" table:formula="of:=0.05/[.L9]" office:value-type="float" office:value="0.0909090909090909">
            <text:p>.09</text:p>
          </table:table-cell>
          <table:table-cell table:style-name="ce17" table:formula="of:=0.05/[.M9]" office:value-type="float" office:value="0.0833333333333333">
            <text:p>.08</text:p>
          </table:table-cell>
          <table:table-cell table:style-name="ce17" table:formula="of:=0.05/[.N9]" office:value-type="float" office:value="0.0769230769230769">
            <text:p>.08</text:p>
          </table:table-cell>
          <table:table-cell table:style-name="ce17" table:formula="of:=0.05/[.O9]" office:value-type="float" office:value="0.0714285714285714">
            <text:p>.07</text:p>
          </table:table-cell>
          <table:table-cell table:style-name="ce17" table:formula="of:=0.05/[.P9]" office:value-type="float" office:value="0.0666666666666667">
            <text:p>.07</text:p>
          </table:table-cell>
          <table:table-cell table:style-name="ce17" table:formula="of:=0.05/[.Q9]" office:value-type="float" office:value="0.0625">
            <text:p>.06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17" table:formula="of:=0.05/[.C10]" office:value-type="float" office:value="0.333333333333333">
            <text:p>.33</text:p>
          </table:table-cell>
          <table:table-cell table:style-name="ce17" table:formula="of:=0.05/[.D10]" office:value-type="float" office:value="0.25">
            <text:p>.25</text:p>
          </table:table-cell>
          <table:table-cell table:style-name="ce17" table:formula="of:=0.05/[.E10]" office:value-type="float" office:value="0.2">
            <text:p>.20</text:p>
          </table:table-cell>
          <table:table-cell table:style-name="ce17" table:formula="of:=0.05/[.F10]" office:value-type="float" office:value="0.166666666666667">
            <text:p>.17</text:p>
          </table:table-cell>
          <table:table-cell table:style-name="ce17" table:formula="of:=0.05/[.G10]" office:value-type="float" office:value="0.142857142857143">
            <text:p>.14</text:p>
          </table:table-cell>
          <table:table-cell table:style-name="ce17" table:formula="of:=0.05/[.H10]" office:value-type="float" office:value="0.125">
            <text:p>.13</text:p>
          </table:table-cell>
          <table:table-cell table:style-name="ce17" table:formula="of:=0.05/[.I10]" office:value-type="float" office:value="0.111111111111111">
            <text:p>.11</text:p>
          </table:table-cell>
          <table:table-cell table:style-name="ce17" table:formula="of:=0.05/[.J10]" office:value-type="float" office:value="0.1">
            <text:p>.10</text:p>
          </table:table-cell>
          <table:table-cell table:style-name="ce17" table:formula="of:=0.05/[.K10]" office:value-type="float" office:value="0.0909090909090909">
            <text:p>.09</text:p>
          </table:table-cell>
          <table:table-cell table:style-name="ce17" table:formula="of:=0.05/[.L10]" office:value-type="float" office:value="0.0833333333333333">
            <text:p>.08</text:p>
          </table:table-cell>
          <table:table-cell table:style-name="ce17" table:formula="of:=0.05/[.M10]" office:value-type="float" office:value="0.0769230769230769">
            <text:p>.08</text:p>
          </table:table-cell>
          <table:table-cell table:style-name="ce17" table:formula="of:=0.05/[.N10]" office:value-type="float" office:value="0.0714285714285714">
            <text:p>.07</text:p>
          </table:table-cell>
          <table:table-cell table:style-name="ce17" table:formula="of:=0.05/[.O10]" office:value-type="float" office:value="0.0666666666666667">
            <text:p>.07</text:p>
          </table:table-cell>
          <table:table-cell table:style-name="ce17" table:formula="of:=0.05/[.P10]" office:value-type="float" office:value="0.0625">
            <text:p>.06</text:p>
          </table:table-cell>
          <table:table-cell table:style-name="ce17" table:formula="of:=0.05/[.Q10]" office:value-type="float" office:value="0.0588235294117647">
            <text:p>.06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17" table:formula="of:=0.05/[.C11]" office:value-type="float" office:value="0.25">
            <text:p>.25</text:p>
          </table:table-cell>
          <table:table-cell table:style-name="ce17" table:formula="of:=0.05/[.D11]" office:value-type="float" office:value="0.2">
            <text:p>.20</text:p>
          </table:table-cell>
          <table:table-cell table:style-name="ce17" table:formula="of:=0.05/[.E11]" office:value-type="float" office:value="0.166666666666667">
            <text:p>.17</text:p>
          </table:table-cell>
          <table:table-cell table:style-name="ce17" table:formula="of:=0.05/[.F11]" office:value-type="float" office:value="0.142857142857143">
            <text:p>.14</text:p>
          </table:table-cell>
          <table:table-cell table:style-name="ce17" table:formula="of:=0.05/[.G11]" office:value-type="float" office:value="0.125">
            <text:p>.13</text:p>
          </table:table-cell>
          <table:table-cell table:style-name="ce17" table:formula="of:=0.05/[.H11]" office:value-type="float" office:value="0.111111111111111">
            <text:p>.11</text:p>
          </table:table-cell>
          <table:table-cell table:style-name="ce17" table:formula="of:=0.05/[.I11]" office:value-type="float" office:value="0.1">
            <text:p>.10</text:p>
          </table:table-cell>
          <table:table-cell table:style-name="ce17" table:formula="of:=0.05/[.J11]" office:value-type="float" office:value="0.0909090909090909">
            <text:p>.09</text:p>
          </table:table-cell>
          <table:table-cell table:style-name="ce17" table:formula="of:=0.05/[.K11]" office:value-type="float" office:value="0.0833333333333333">
            <text:p>.08</text:p>
          </table:table-cell>
          <table:table-cell table:style-name="ce17" table:formula="of:=0.05/[.L11]" office:value-type="float" office:value="0.0769230769230769">
            <text:p>.08</text:p>
          </table:table-cell>
          <table:table-cell table:style-name="ce17" table:formula="of:=0.05/[.M11]" office:value-type="float" office:value="0.0714285714285714">
            <text:p>.07</text:p>
          </table:table-cell>
          <table:table-cell table:style-name="ce17" table:formula="of:=0.05/[.N11]" office:value-type="float" office:value="0.0666666666666667">
            <text:p>.07</text:p>
          </table:table-cell>
          <table:table-cell table:style-name="ce17" table:formula="of:=0.05/[.O11]" office:value-type="float" office:value="0.0625">
            <text:p>.06</text:p>
          </table:table-cell>
          <table:table-cell table:style-name="ce17" table:formula="of:=0.05/[.P11]" office:value-type="float" office:value="0.0588235294117647">
            <text:p>.06</text:p>
          </table:table-cell>
          <table:table-cell table:style-name="ce17" table:formula="of:=0.05/[.Q11]" office:value-type="float" office:value="0.0555555555555555">
            <text:p>.06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17" table:formula="of:=0.05/[.C12]" office:value-type="float" office:value="0.2">
            <text:p>.20</text:p>
          </table:table-cell>
          <table:table-cell table:style-name="ce17" table:formula="of:=0.05/[.D12]" office:value-type="float" office:value="0.166666666666667">
            <text:p>.17</text:p>
          </table:table-cell>
          <table:table-cell table:style-name="ce17" table:formula="of:=0.05/[.E12]" office:value-type="float" office:value="0.142857142857143">
            <text:p>.14</text:p>
          </table:table-cell>
          <table:table-cell table:style-name="ce17" table:formula="of:=0.05/[.F12]" office:value-type="float" office:value="0.125">
            <text:p>.13</text:p>
          </table:table-cell>
          <table:table-cell table:style-name="ce17" table:formula="of:=0.05/[.G12]" office:value-type="float" office:value="0.111111111111111">
            <text:p>.11</text:p>
          </table:table-cell>
          <table:table-cell table:style-name="ce17" table:formula="of:=0.05/[.H12]" office:value-type="float" office:value="0.1">
            <text:p>.10</text:p>
          </table:table-cell>
          <table:table-cell table:style-name="ce17" table:formula="of:=0.05/[.I12]" office:value-type="float" office:value="0.0909090909090909">
            <text:p>.09</text:p>
          </table:table-cell>
          <table:table-cell table:style-name="ce17" table:formula="of:=0.05/[.J12]" office:value-type="float" office:value="0.0833333333333333">
            <text:p>.08</text:p>
          </table:table-cell>
          <table:table-cell table:style-name="ce17" table:formula="of:=0.05/[.K12]" office:value-type="float" office:value="0.0769230769230769">
            <text:p>.08</text:p>
          </table:table-cell>
          <table:table-cell table:style-name="ce17" table:formula="of:=0.05/[.L12]" office:value-type="float" office:value="0.0714285714285714">
            <text:p>.07</text:p>
          </table:table-cell>
          <table:table-cell table:style-name="ce17" table:formula="of:=0.05/[.M12]" office:value-type="float" office:value="0.0666666666666667">
            <text:p>.07</text:p>
          </table:table-cell>
          <table:table-cell table:style-name="ce17" table:formula="of:=0.05/[.N12]" office:value-type="float" office:value="0.0625">
            <text:p>.06</text:p>
          </table:table-cell>
          <table:table-cell table:style-name="ce17" table:formula="of:=0.05/[.O12]" office:value-type="float" office:value="0.0588235294117647">
            <text:p>.06</text:p>
          </table:table-cell>
          <table:table-cell table:style-name="ce17" table:formula="of:=0.05/[.P12]" office:value-type="float" office:value="0.0555555555555555">
            <text:p>.06</text:p>
          </table:table-cell>
          <table:table-cell table:style-name="ce17" table:formula="of:=0.05/[.Q12]" office:value-type="float" office:value="0.0526315789473684">
            <text:p>.05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17" table:formula="of:=0.05/[.C13]" office:value-type="float" office:value="0.166666666666667">
            <text:p>.17</text:p>
          </table:table-cell>
          <table:table-cell table:style-name="ce17" table:formula="of:=0.05/[.D13]" office:value-type="float" office:value="0.142857142857143">
            <text:p>.14</text:p>
          </table:table-cell>
          <table:table-cell table:style-name="ce17" table:formula="of:=0.05/[.E13]" office:value-type="float" office:value="0.125">
            <text:p>.13</text:p>
          </table:table-cell>
          <table:table-cell table:style-name="ce17" table:formula="of:=0.05/[.F13]" office:value-type="float" office:value="0.111111111111111">
            <text:p>.11</text:p>
          </table:table-cell>
          <table:table-cell table:style-name="ce17" table:formula="of:=0.05/[.G13]" office:value-type="float" office:value="0.1">
            <text:p>.10</text:p>
          </table:table-cell>
          <table:table-cell table:style-name="ce17" table:formula="of:=0.05/[.H13]" office:value-type="float" office:value="0.0909090909090909">
            <text:p>.09</text:p>
          </table:table-cell>
          <table:table-cell table:style-name="ce17" table:formula="of:=0.05/[.I13]" office:value-type="float" office:value="0.0833333333333333">
            <text:p>.08</text:p>
          </table:table-cell>
          <table:table-cell table:style-name="ce17" table:formula="of:=0.05/[.J13]" office:value-type="float" office:value="0.0769230769230769">
            <text:p>.08</text:p>
          </table:table-cell>
          <table:table-cell table:style-name="ce17" table:formula="of:=0.05/[.K13]" office:value-type="float" office:value="0.0714285714285714">
            <text:p>.07</text:p>
          </table:table-cell>
          <table:table-cell table:style-name="ce17" table:formula="of:=0.05/[.L13]" office:value-type="float" office:value="0.0666666666666667">
            <text:p>.07</text:p>
          </table:table-cell>
          <table:table-cell table:style-name="ce17" table:formula="of:=0.05/[.M13]" office:value-type="float" office:value="0.0625">
            <text:p>.06</text:p>
          </table:table-cell>
          <table:table-cell table:style-name="ce17" table:formula="of:=0.05/[.N13]" office:value-type="float" office:value="0.0588235294117647">
            <text:p>.06</text:p>
          </table:table-cell>
          <table:table-cell table:style-name="ce17" table:formula="of:=0.05/[.O13]" office:value-type="float" office:value="0.0555555555555555">
            <text:p>.06</text:p>
          </table:table-cell>
          <table:table-cell table:style-name="ce17" table:formula="of:=0.05/[.P13]" office:value-type="float" office:value="0.0526315789473684">
            <text:p>.05</text:p>
          </table:table-cell>
          <table:table-cell table:style-name="ce17" table:formula="of:=0.05/[.Q13]" office:value-type="float" office:value="0.05">
            <text:p>.05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17" table:formula="of:=0.05/[.C14]" office:value-type="float" office:value="0.142857142857143">
            <text:p>.14</text:p>
          </table:table-cell>
          <table:table-cell table:style-name="ce17" table:formula="of:=0.05/[.D14]" office:value-type="float" office:value="0.125">
            <text:p>.13</text:p>
          </table:table-cell>
          <table:table-cell table:style-name="ce17" table:formula="of:=0.05/[.E14]" office:value-type="float" office:value="0.111111111111111">
            <text:p>.11</text:p>
          </table:table-cell>
          <table:table-cell table:style-name="ce17" table:formula="of:=0.05/[.F14]" office:value-type="float" office:value="0.1">
            <text:p>.10</text:p>
          </table:table-cell>
          <table:table-cell table:style-name="ce17" table:formula="of:=0.05/[.G14]" office:value-type="float" office:value="0.0909090909090909">
            <text:p>.09</text:p>
          </table:table-cell>
          <table:table-cell table:style-name="ce17" table:formula="of:=0.05/[.H14]" office:value-type="float" office:value="0.0833333333333333">
            <text:p>.08</text:p>
          </table:table-cell>
          <table:table-cell table:style-name="ce17" table:formula="of:=0.05/[.I14]" office:value-type="float" office:value="0.0769230769230769">
            <text:p>.08</text:p>
          </table:table-cell>
          <table:table-cell table:style-name="ce17" table:formula="of:=0.05/[.J14]" office:value-type="float" office:value="0.0714285714285714">
            <text:p>.07</text:p>
          </table:table-cell>
          <table:table-cell table:style-name="ce17" table:formula="of:=0.05/[.K14]" office:value-type="float" office:value="0.0666666666666667">
            <text:p>.07</text:p>
          </table:table-cell>
          <table:table-cell table:style-name="ce17" table:formula="of:=0.05/[.L14]" office:value-type="float" office:value="0.0625">
            <text:p>.06</text:p>
          </table:table-cell>
          <table:table-cell table:style-name="ce17" table:formula="of:=0.05/[.M14]" office:value-type="float" office:value="0.0588235294117647">
            <text:p>.06</text:p>
          </table:table-cell>
          <table:table-cell table:style-name="ce17" table:formula="of:=0.05/[.N14]" office:value-type="float" office:value="0.0555555555555555">
            <text:p>.06</text:p>
          </table:table-cell>
          <table:table-cell table:style-name="ce17" table:formula="of:=0.05/[.O14]" office:value-type="float" office:value="0.0526315789473684">
            <text:p>.05</text:p>
          </table:table-cell>
          <table:table-cell table:style-name="ce17" table:formula="of:=0.05/[.P14]" office:value-type="float" office:value="0.05">
            <text:p>.05</text:p>
          </table:table-cell>
          <table:table-cell table:style-name="ce17" office:value-type="string">
            <text:p>###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17" table:formula="of:=0.05/[.C15]" office:value-type="float" office:value="0.125">
            <text:p>.13</text:p>
          </table:table-cell>
          <table:table-cell table:style-name="ce17" table:formula="of:=0.05/[.D15]" office:value-type="float" office:value="0.111111111111111">
            <text:p>.11</text:p>
          </table:table-cell>
          <table:table-cell table:style-name="ce17" table:formula="of:=0.05/[.E15]" office:value-type="float" office:value="0.1">
            <text:p>.10</text:p>
          </table:table-cell>
          <table:table-cell table:style-name="ce17" table:formula="of:=0.05/[.F15]" office:value-type="float" office:value="0.0909090909090909">
            <text:p>.09</text:p>
          </table:table-cell>
          <table:table-cell table:style-name="ce17" table:formula="of:=0.05/[.G15]" office:value-type="float" office:value="0.0833333333333333">
            <text:p>.08</text:p>
          </table:table-cell>
          <table:table-cell table:style-name="ce17" table:formula="of:=0.05/[.H15]" office:value-type="float" office:value="0.0769230769230769">
            <text:p>.08</text:p>
          </table:table-cell>
          <table:table-cell table:style-name="ce17" table:formula="of:=0.05/[.I15]" office:value-type="float" office:value="0.0714285714285714">
            <text:p>.07</text:p>
          </table:table-cell>
          <table:table-cell table:style-name="ce17" table:formula="of:=0.05/[.J15]" office:value-type="float" office:value="0.0666666666666667">
            <text:p>.07</text:p>
          </table:table-cell>
          <table:table-cell table:style-name="ce17" table:formula="of:=0.05/[.K15]" office:value-type="float" office:value="0.0625">
            <text:p>.06</text:p>
          </table:table-cell>
          <table:table-cell table:style-name="ce17" table:formula="of:=0.05/[.L15]" office:value-type="float" office:value="0.0588235294117647">
            <text:p>.06</text:p>
          </table:table-cell>
          <table:table-cell table:style-name="ce17" table:formula="of:=0.05/[.M15]" office:value-type="float" office:value="0.0555555555555555">
            <text:p>.06</text:p>
          </table:table-cell>
          <table:table-cell table:style-name="ce17" table:formula="of:=0.05/[.N15]" office:value-type="float" office:value="0.0526315789473684">
            <text:p>.05</text:p>
          </table:table-cell>
          <table:table-cell table:style-name="ce17" table:formula="of:=0.05/[.O15]" office:value-type="float" office:value="0.05">
            <text:p>.05</text:p>
          </table:table-cell>
          <table:table-cell table:number-columns-repeated="2" table:style-name="ce17" office:value-type="string">
            <text:p>###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17" table:formula="of:=0.05/[.C16]" office:value-type="float" office:value="0.111111111111111">
            <text:p>.11</text:p>
          </table:table-cell>
          <table:table-cell table:style-name="ce17" table:formula="of:=0.05/[.D16]" office:value-type="float" office:value="0.1">
            <text:p>.10</text:p>
          </table:table-cell>
          <table:table-cell table:style-name="ce17" table:formula="of:=0.05/[.E16]" office:value-type="float" office:value="0.0909090909090909">
            <text:p>.09</text:p>
          </table:table-cell>
          <table:table-cell table:style-name="ce17" table:formula="of:=0.05/[.F16]" office:value-type="float" office:value="0.0833333333333333">
            <text:p>.08</text:p>
          </table:table-cell>
          <table:table-cell table:style-name="ce17" table:formula="of:=0.05/[.G16]" office:value-type="float" office:value="0.0769230769230769">
            <text:p>.08</text:p>
          </table:table-cell>
          <table:table-cell table:style-name="ce17" table:formula="of:=0.05/[.H16]" office:value-type="float" office:value="0.0714285714285714">
            <text:p>.07</text:p>
          </table:table-cell>
          <table:table-cell table:style-name="ce17" table:formula="of:=0.05/[.I16]" office:value-type="float" office:value="0.0666666666666667">
            <text:p>.07</text:p>
          </table:table-cell>
          <table:table-cell table:style-name="ce17" table:formula="of:=0.05/[.J16]" office:value-type="float" office:value="0.0625">
            <text:p>.06</text:p>
          </table:table-cell>
          <table:table-cell table:style-name="ce17" table:formula="of:=0.05/[.K16]" office:value-type="float" office:value="0.0588235294117647">
            <text:p>.06</text:p>
          </table:table-cell>
          <table:table-cell table:style-name="ce17" table:formula="of:=0.05/[.L16]" office:value-type="float" office:value="0.0555555555555555">
            <text:p>.06</text:p>
          </table:table-cell>
          <table:table-cell table:style-name="ce17" table:formula="of:=0.05/[.M16]" office:value-type="float" office:value="0.0526315789473684">
            <text:p>.05</text:p>
          </table:table-cell>
          <table:table-cell table:style-name="ce17" table:formula="of:=0.05/[.N16]" office:value-type="float" office:value="0.05">
            <text:p>.05</text:p>
          </table:table-cell>
          <table:table-cell table:number-columns-repeated="3" table:style-name="ce17" office:value-type="string">
            <text:p>###</text:p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17" table:formula="of:=0.05/[.C17]" office:value-type="float" office:value="0.1">
            <text:p>.10</text:p>
          </table:table-cell>
          <table:table-cell table:style-name="ce17" table:formula="of:=0.05/[.D17]" office:value-type="float" office:value="0.0909090909090909">
            <text:p>.09</text:p>
          </table:table-cell>
          <table:table-cell table:style-name="ce17" table:formula="of:=0.05/[.E17]" office:value-type="float" office:value="0.0833333333333333">
            <text:p>.08</text:p>
          </table:table-cell>
          <table:table-cell table:style-name="ce17" table:formula="of:=0.05/[.F17]" office:value-type="float" office:value="0.0769230769230769">
            <text:p>.08</text:p>
          </table:table-cell>
          <table:table-cell table:style-name="ce17" table:formula="of:=0.05/[.G17]" office:value-type="float" office:value="0.0714285714285714">
            <text:p>.07</text:p>
          </table:table-cell>
          <table:table-cell table:style-name="ce17" table:formula="of:=0.05/[.H17]" office:value-type="float" office:value="0.0666666666666667">
            <text:p>.07</text:p>
          </table:table-cell>
          <table:table-cell table:style-name="ce17" table:formula="of:=0.05/[.I17]" office:value-type="float" office:value="0.0625">
            <text:p>.06</text:p>
          </table:table-cell>
          <table:table-cell table:style-name="ce17" table:formula="of:=0.05/[.J17]" office:value-type="float" office:value="0.0588235294117647">
            <text:p>.06</text:p>
          </table:table-cell>
          <table:table-cell table:style-name="ce17" table:formula="of:=0.05/[.K17]" office:value-type="float" office:value="0.0555555555555555">
            <text:p>.06</text:p>
          </table:table-cell>
          <table:table-cell table:style-name="ce17" table:formula="of:=0.05/[.L17]" office:value-type="float" office:value="0.0526315789473684">
            <text:p>.05</text:p>
          </table:table-cell>
          <table:table-cell table:style-name="ce17" table:formula="of:=0.05/[.M17]" office:value-type="float" office:value="0.05">
            <text:p>.05</text:p>
          </table:table-cell>
          <table:table-cell table:number-columns-repeated="4" table:style-name="ce17" office:value-type="string">
            <text:p>###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>
            <text:p>Mod</text:p>
          </table:table-cell>
          <table:table-cell table:style-name="ce16" office:value-type="string">
            <text:p>-7</text:p>
          </table:table-cell>
          <table:table-cell table:style-name="ce16" office:value-type="string">
            <text:p>-6</text:p>
          </table:table-cell>
          <table:table-cell table:style-name="ce16" office:value-type="string">
            <text:p>-5</text:p>
          </table:table-cell>
          <table:table-cell table:style-name="ce16" office:value-type="string">
            <text:p>-4</text:p>
          </table:table-cell>
          <table:table-cell table:style-name="ce16" office:value-type="string">
            <text:p>-3</text:p>
          </table:table-cell>
          <table:table-cell table:style-name="ce16" office:value-type="string">
            <text:p>-2</text:p>
          </table:table-cell>
          <table:table-cell table:style-name="ce16" office:value-type="string">
            <text:p>-1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+1</text:p>
          </table:table-cell>
          <table:table-cell table:style-name="ce16" office:value-type="string">
            <text:p>+2</text:p>
          </table:table-cell>
          <table:table-cell table:style-name="ce16" office:value-type="string">
            <text:p>+3</text:p>
          </table:table-cell>
          <table:table-cell table:style-name="ce16" office:value-type="string">
            <text:p>+4</text:p>
          </table:table-cell>
          <table:table-cell table:style-name="ce16" office:value-type="string">
            <text:p>+5</text:p>
          </table:table-cell>
          <table:table-cell table:style-name="ce16" office:value-type="string">
            <text:p>+6</text:p>
          </table:table-cell>
          <table:table-cell table:style-name="ce16" office:value-type="string">
            <text:p>+7</text:p>
          </table:table-cell>
          <table:table-cell table:number-columns-repeated="1007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2" number:min-integer-digits="0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1">04/21/2021</text:date>, <text:time>16:2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oernar Tuftin</meta:initial-creator>
    <meta:creation-date>2021-04-21T11:16:27.65</meta:creation-date>
    <dc:date>2021-04-21T16:21:43.29</dc:date>
    <dc:creator>Bjoernar Tuftin</dc:creator>
    <meta:editing-duration>PT1H59M20S</meta:editing-duration>
    <meta:editing-cycles>4</meta:editing-cycles>
    <meta:generator>OpenOffice/4.1.4$Win32 OpenOffice.org_project/414m5$Build-9788</meta:generator>
    <meta:document-statistic meta:table-count="3" meta:cell-count="516" meta:object-count="0"/>
  </office:meta>
</office:document-meta>
</file>